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928d1" officeooo:paragraph-rsid="06e928d1" style:font-size-asian="12pt" style:font-name-complex="David CLM" style:font-size-complex="12pt"/>
    </style:style>
    <style:style style:name="P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a57d1" officeooo:paragraph-rsid="06ea57d1" style:font-size-asian="12pt" style:font-name-complex="David CLM" style:font-size-complex="12pt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7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8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9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10" style:family="paragraph" style:parent-style-name="Default_7e_LT_7e_Gliederung_20_1">
      <style:paragraph-properties fo:text-align="end" style:justify-single-word="false" style:writing-mode="rl-tb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19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0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1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2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3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27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6e928d1" officeooo:paragraph-rsid="06e928d1" style:font-name-complex="David CLM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0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31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a57d1" officeooo:paragraph-rsid="06ea57d1" style:font-size-asian="12pt" style:font-name-complex="David CLM" style:font-size-complex="12pt"/>
    </style:style>
    <style:style style:name="P3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db803" officeooo:paragraph-rsid="06edb803" style:font-size-asian="12pt" style:font-name-complex="David CLM" style:font-size-complex="12pt"/>
    </style:style>
    <style:style style:name="P34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35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paragraph-rsid="06f09f43"/>
    </style:style>
    <style:style style:name="P36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paragraph-rsid="06ee3a15"/>
    </style:style>
    <style:style style:name="P37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paragraph-rsid="06f22ffe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fo:color="#006600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8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45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0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1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54" style:family="text">
      <style:text-properties style:use-window-font-color="true" style:font-name="David CLM" style:font-name-complex="David CLM"/>
    </style:style>
    <style:style style:name="T55" style:family="text">
      <style:text-properties style:use-window-font-color="true" style:font-name="David CLM" officeooo:rsid="06f09f43" style:font-name-complex="David CLM"/>
    </style:style>
    <style:style style:name="T56" style:family="text">
      <style:text-properties style:use-window-font-color="true" style:font-name="David CLM" officeooo:rsid="06b433b8" style:font-name-complex="David CLM"/>
    </style:style>
    <style:style style:name="T57" style:family="text">
      <style:text-properties style:use-window-font-color="true" style:font-name="David CLM" officeooo:rsid="06ee3a15" style:font-name-complex="David CLM"/>
    </style:style>
    <style:style style:name="T58" style:family="text">
      <style:text-properties style:use-window-font-color="true" style:font-name="David CLM" officeooo:rsid="06f22ffe" style:font-name-complex="David CLM"/>
    </style:style>
    <style:style style:name="T59" style:family="text">
      <style:text-properties style:use-window-font-color="true" style:font-name="David CLM" officeooo:rsid="06a885f0" style:font-name-complex="David CLM"/>
    </style:style>
    <style:style style:name="T60" style:family="text">
      <style:text-properties style:use-window-font-color="true" style:font-name="David CLM" officeooo:rsid="07021188" style:font-name-complex="David CLM"/>
    </style:style>
    <style:style style:name="T61" style:family="text">
      <style:text-properties style:use-window-font-color="true" style:font-name="David CLM" fo:font-weight="normal" style:font-weight-asian="normal" style:font-name-complex="David CLM" style:font-weight-complex="normal"/>
    </style:style>
    <style:style style:name="T6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1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2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3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4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חלוקה הוגנת של חפצים בדידים</text:h>
      <text:p text:style-name="P3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בגדול, יש ארבע דרכים להתמודד עם בעיה זו:</text:span></text:p>
      <text:p text:style-name="P32">(1) שימוש בכסף כדי למנוע קנאה - ראינו דוגמה לזה בבעיית חלוקת שכר-הדירה.</text:p>
      <text:p text:style-name="P4"><text:span text:style-name="T1">(2) חיתוך מספר קטן של חפצים - ראינו דוגמה לזה באלגוריתם "המנצח המתוקן", שחותך לכל היותר חפץ יחיד</text:span><text:span text:style-name="T3"> ומצליח למנוע קנאה</text:span><text:span text:style-name="T1">.</text:span></text:p>
      <text:p text:style-name="P4"><text:span text:style-name="T1">(3) </text:span><text:span text:style-name="T3">חלוקה בגורל - שיטה מעניינת ומעשית, החל מחלוקת ארץ ישראל בימי משה רבנו ויהושע בן-נון, ועד ל"מחיר למשתכן" בימי משה כחלון. דיון בשיטה זו דורש ידע נרחב בהסתברות, ולכן נשאיר אותו לקורס אחר.</text:span></text:p>
      <text:p text:style-name="P33">(4) הגינות מקורבת - על זה נדבר היום.</text:p>
      <text:p text:style-name="P7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6">יש הרבה הגדרות להגינות מקורבת בחלוקת חפצים בדידים. הנה אחת ההגדרות המקובלות:</text:p>
      <text:p text:style-name="P13"><text:span text:style-name="T8">ה</text:span><text:span text:style-name="T24">גדרה</text:span><text:span text:style-name="T22">: </text:span><text:span text:style-name="T25">חלוקה נקראת “ללא קנאה מלבד 1” (Envy Free except 1, </text:span><text:span text:style-name="T22">EF1</text:span><text:span text:style-name="T25">) אם לכל שני משתתפים א,ב, אם מורידים מהסל של שחקן ב</text:span><text:span text:style-name="T33"> </text:span><text:span text:style-name="T25">חפץ אחד לכל היותר, אז שחקן א לא מקנא בו.</text:span></text:p>
      <text:p text:style-name="P13"><text:span text:style-name="T33">המשמעות</text:span><text:span text:style-name="T34"> היא, ש</text:span><text:span text:style-name="T33">רמת הקנאה היא הקטנה ביותר האפשרית, בהתחשב בעובדה שהחפצים בדידים.</text:span></text:p>
      <text:p text:style-name="P13"><text:span text:style-name="T25">כשה”עוגה” רציפה – תמיד קיימת חלוקה </text:span><text:span text:style-name="T23">ללא קנאה (EF).</text:span></text:p>
      <text:p text:style-name="P13"><text:span text:style-name="T33">האם כשהחפצים בדידים תמיד קיימת חלוקה </text:span><text:span text:style-name="T43">EF1</text:span><text:span text:style-name="T33">?</text:span><text:span text:style-name="T34"> התשובה היא כן. הנה אחד האלגוריתמים הפשוטים למציאת חלוקה כזא</text:span><text:span text:style-name="T35">ת - </text:span><text:span text:style-name="T44">אלגוריתם מעגלי הקנאה</text:span><text:span text:style-name="T42">.</text:span></text:p>
      <text:p text:style-name="P13"><text:span text:style-name="T9">ע</text:span><text:span text:style-name="T25">וברים על החפצים בסדר שרירותי. לכל חפץ:</text:span></text:p>
      <text:p text:style-name="P28">1. נותנים את החפץ לשחקן שאף-אחד לא מקנא בו.</text:p>
      <text:p text:style-name="P28">2. אם אין כזה – סימן שיש מעגל-קנאה. <text:s text:c="3"/>מחליפים סלים במעגל בניגוד לכיוון הקנאה.</text:p>
      <text:p text:style-name="P28">מבצעים את 2 עד שאין מעגלים, ואז חוזרים ל-1.</text:p>
      <text:p text:style-name="P29">ראו דוגמה במצגת.</text:p>
      <text:p text:style-name="P15"><text:span text:style-name="T10">מ</text:span><text:span text:style-name="T24">שפט</text:span><text:span text:style-name="T25">: אם יש </text:span><text:span text:style-name="T33">m</text:span><text:span text:style-name="T25"> חפצים ו-</text:span><text:span text:style-name="T33">n</text:span><text:span text:style-name="T25"> שחקנים, אז זמן-הריצה של אלגוריתם מעגלי הקנאה הוא </text:span><text:span text:style-name="T33">O(m n</text:span><text:span text:style-name="T16">3</text:span><text:span text:style-name="T33">)</text:span><text:span text:style-name="T25">.</text:span></text:p>
      <text:p text:style-name="P15"><text:span text:style-name="T24">הוכחה</text:span><text:span text:style-name="T25">: מציאת מעגל </text:span><text:span text:style-name="T26">ניתן לבצע ע"י אלגוריתם</text:span><text:span text:style-name="T25"> DFS</text:span><text:span text:style-name="T26">, </text:span><text:span text:style-name="T25">בזמן </text:span><text:span text:style-name="T33">O(n</text:span><text:span text:style-name="T16">2</text:span><text:span text:style-name="T33">)</text:span><text:span text:style-name="T25">.</text:span></text:p>
      <text:p text:style-name="P15"><text:span text:style-name="T25">הסרת מעגל לא מוסיפה קשתות (כי אוסף הסלים לא משתנה), ומסירה לפחות </text:span><text:span text:style-name="T26">שתי קשתות</text:span><text:span text:style-name="T25">.</text:span></text:p>
      <text:p text:style-name="P15"><text:span text:style-name="T25">כל חפץ מוסיף לכל היותר </text:span><text:span text:style-name="T33">n-1</text:span><text:span text:style-name="T25"> קשתות.</text:span></text:p>
      <text:p text:style-name="P15"><text:span text:style-name="T27">לכל היותר נוספות </text:span><text:span text:style-name="T33">(n-1)m</text:span><text:span text:style-name="T25"> </text:span><text:span text:style-name="T27">קשתות, לכן לכל היותר יש להסיר m(n-1)/2 מעגלים.</text:span></text:p>
      <text:p text:style-name="P14"><text:span text:style-name="T8">מ</text:span><text:span text:style-name="T24">שפט</text:span><text:span text:style-name="T25">: </text:span><text:span text:style-name="T28">בכל שלב באלגוריתם, החלוקה הנוכחית היא EF1 (בפרט, החלוקה הסופית היא EF1).</text:span></text:p>
      <text:p text:style-name="P15"><text:soft-page-break/><text:span text:style-name="T24">הוכחה</text:span><text:span text:style-name="T25">: החלוקה ההתחלתית (הריקה) היא EF1.</text:span><text:span text:style-name="T28"> </text:span><text:span text:style-name="T29">נוכיח שכל צעד משאיר את החלוקה EF1.</text:span></text:p>
      <text:p text:style-name="P15"><text:span text:style-name="T29">(א) </text:span><text:span text:style-name="T25">מסירת חפץ לשחקן שלא מקנאים בו, אולי גורמת לשאר השחקנים לקנא בו, אבל רק עד כדי חפץ 1</text:span><text:span text:style-name="T28">, כך שהחלוקה היא עדיין EF1.</text:span></text:p>
      <text:p text:style-name="P15"><text:span text:style-name="T29">(ב) </text:span><text:span text:style-name="T25">הסרת מעגל משפרת את התועלת של כל השחקנים במעגל, </text:span><text:span text:style-name="T29">ולא </text:span><text:span text:style-name="T25">משנה את אוסף הסלים. לכן, אם החלוקה היתה EF1, היא תישאר EF1 גם אחרי הסרת המעגל. <text:s text:c="26"/>***</text:span></text:p>
      <text:p text:style-name="Heading_20_2"><text:span text:style-name="T12">ח</text:span><text:span text:style-name="T11">לוקה </text:span><text:span text:style-name="T13">ללא-קנאה-</text:span><text:span text:style-name="T14">מלבד</text:span><text:span text:style-name="T13">-1</text:span><text:span text:style-name="T11"> וגם יעילה</text:span></text:p>
      <text:p text:style-name="P17"><text:span text:style-name="T25">החיסרון של </text:span><text:span text:style-name="T30">אלגוריתם מעגלי-הקנאה הוא, שהוא לא מבטיח שהחלוקה המתקבלת היא יעילה פארטו (קל למצוא דוגמה לכך). </text:span></text:p>
      <text:p text:style-name="P16"><text:span text:style-name="T11">כ</text:span><text:span text:style-name="T25">שה”עוגה” רציפה – תמיד קיימת חלוקה </text:span><text:span text:style-name="T22">EF</text:span><text:span text:style-name="T25"> ויעילה.</text:span><text:span text:style-name="T31"> </text:span><text:span text:style-name="T33">האם כשהחפצים בדידים </text:span><text:span text:style-name="T36">- תמיד </text:span><text:span text:style-name="T33">קיימת חלוקה </text:span><text:span text:style-name="T43">EF1</text:span><text:span text:style-name="T33"> ויעילה?</text:span></text:p>
      <text:p text:style-name="P16"><text:span text:style-name="T25">כשה”עוגה” רציפה – החלוקה הממקסמת את מכפלת ערכי המשתתפים היא ללא-קנאה ויעילה.</text:span><text:span text:style-name="T31"> </text:span><text:span text:style-name="T33">האם כשהחפצים בדידים – החלוקה הממקסמת את מכפלת ערכי המשתתפים היא EF1 ויעילה פארטו?</text:span></text:p>
      <text:p text:style-name="P16"><text:span text:style-name="T36">התשובה היא </text:span><text:span text:style-name="T22">כן</text:span><text:span text:style-name="T25">! </text:span><text:span text:style-name="T31">זה </text:span><text:span text:style-name="T25">התגלה ב-2016.</text:span></text:p>
      <text:p text:style-name="P16"><text:span text:style-name="T8">מ</text:span><text:span text:style-name="T24">שפט</text:span><text:span text:style-name="T25">: נניח ש:</text:span></text:p>
      <text:p text:style-name="P30">* ההעדפות אדיטיביות – ערך של סל הוא סכום הערכים של החפצים בסל.</text:p>
      <text:p text:style-name="P30">* קיימת לפחות חלוקה אחת שבה כל שחקן מקבל ערך גדול מאפס.</text:p>
      <text:p text:style-name="P30">אז, כל חלוקה הממקסמת את מכפלת ערכי המשתתפים היא גם יעילה-פארטו וגם EF1.</text:p>
      <text:p text:style-name="P16"><text:span text:style-name="T24">הוכחה</text:span><text:span text:style-name="T25">: יעילות פארטו – </text:span><text:span text:style-name="T31">כי כל שיפור פארטו מגדיל את המכפלה.</text:span></text:p>
      <text:p text:style-name="P16"><text:span text:style-name="T31">EF1 - </text:span><text:span text:style-name="T25">נניח ש-</text:span><text:span text:style-name="T33">i</text:span><text:span text:style-name="T25"> מקנא ב-</text:span><text:span text:style-name="T33">j</text:span><text:span text:style-name="T25">. נסתכל על כל החפצים בסל של </text:span><text:span text:style-name="T33">j</text:span><text:span text:style-name="T25">. לכל חפץ </text:span><text:span text:style-name="T33">g</text:span><text:span text:style-name="T25">, נבדוק את יחס הערכים: <text:s/></text:span></text:p>
      <text:p text:style-name="P24"><text:span text:style-name="T33">V</text:span><text:span text:style-name="T17">i</text:span><text:span text:style-name="T33">(g) / V</text:span><text:span text:style-name="T17">j</text:span><text:span text:style-name="T33">(g)</text:span></text:p>
      <text:p text:style-name="P23"><text:span text:style-name="T25">נבחר את החפץ שיחס-הערכים שלו הכי גדול, ונעביר אותו מ-</text:span><text:span text:style-name="T33">j</text:span><text:span text:style-name="T25"> ל-</text:span><text:span text:style-name="T33">i</text:span><text:span text:style-name="T25">. המכפלה בחלוקה החדשה <text:s/>שווה-או-קטנה מהמכפלה בחלוקה הקודמת, ולכן:</text:span></text:p>
      <text:p text:style-name="P26"><text:span text:style-name="T45">[V</text:span><text:span text:style-name="T18">i</text:span><text:span text:style-name="T45">(X</text:span><text:span text:style-name="T18">i</text:span><text:span text:style-name="T45">)+V</text:span><text:span text:style-name="T18">i</text:span><text:span text:style-name="T45">(g)]*[V</text:span><text:span text:style-name="T18">j</text:span><text:span text:style-name="T45">(X</text:span><text:span text:style-name="T18">j</text:span><text:span text:style-name="T45">)-V</text:span><text:span text:style-name="T18">j</text:span><text:span text:style-name="T45">(g)] <text:s text:c="3"/>≤ <text:s text:c="3"/>V</text:span><text:span text:style-name="T18">i</text:span><text:span text:style-name="T45">(X</text:span><text:span text:style-name="T18">i</text:span><text:span text:style-name="T45">)*V</text:span><text:span text:style-name="T18">j</text:span><text:span text:style-name="T45">(X</text:span><text:span text:style-name="T18">j</text:span><text:span text:style-name="T45">)</text:span></text:p>
      <text:p text:style-name="P25"><text:span text:style-name="T33">→ <text:s/>V</text:span><text:span text:style-name="T17">j</text:span><text:span text:style-name="T33">(X</text:span><text:span text:style-name="T17">j</text:span><text:span text:style-name="T33">) * V</text:span><text:span text:style-name="T17">i</text:span><text:span text:style-name="T33">(g) / V</text:span><text:span text:style-name="T17">j</text:span><text:span text:style-name="T33">(g) <text:s text:c="3"/>≤ <text:s text:c="3"/>V</text:span><text:span text:style-name="T17">i</text:span><text:span text:style-name="T33">(X</text:span><text:span text:style-name="T17">i</text:span><text:span text:style-name="T33">) + V</text:span><text:span text:style-name="T17">i</text:span><text:span text:style-name="T33">(g)</text:span></text:p>
      <text:p text:style-name="P19"><text:span text:style-name="T15">→</text:span><text:span text:style-name="T33"> <text:s/>V</text:span><text:span text:style-name="T17">j</text:span><text:span text:style-name="T33">(X</text:span><text:span text:style-name="T17">j</text:span><text:span text:style-name="T33">) * V</text:span><text:span text:style-name="T17">i</text:span><text:span text:style-name="T33">(g) / V</text:span><text:span text:style-name="T17">j</text:span><text:span text:style-name="T33">(g) <text:s text:c="3"/>≤ <text:s text:c="3"/>V</text:span><text:span text:style-name="T17">i</text:span><text:span text:style-name="T33">(X</text:span><text:span text:style-name="T17">i</text:span><text:span text:style-name="T33">) + V</text:span><text:span text:style-name="T17">i</text:span><text:span text:style-name="T33">(g) </text:span></text:p>
      <text:p text:style-name="P23"><text:span text:style-name="T25">יחס הערכים של g הוא הכי גדול ב-</text:span><text:span text:style-name="T33">X</text:span><text:span text:style-name="T17">j</text:span><text:span text:style-name="T25">, ולכן:</text:span></text:p>
      <text:p text:style-name="P25"><text:span text:style-name="T33">V</text:span><text:span text:style-name="T17">i </text:span><text:span text:style-name="T33">(X</text:span><text:span text:style-name="T17">j </text:span><text:span text:style-name="T33">) / V</text:span><text:span text:style-name="T17">j </text:span><text:span text:style-name="T33">(X</text:span><text:span text:style-name="T17">j </text:span><text:span text:style-name="T33">) <text:s text:c="3"/>≤ <text:s text:c="3"/>V</text:span><text:span text:style-name="T17">i</text:span><text:span text:style-name="T33">(g) / V</text:span><text:span text:style-name="T17">j</text:span><text:span text:style-name="T33">(g) <text:s text:c="4"/></text:span></text:p>
      <text:p text:style-name="P28">מציבים למעלה ומקבלים:</text:p>
      <text:p text:style-name="P25"><text:span text:style-name="T33">V</text:span><text:span text:style-name="T17">i </text:span><text:span text:style-name="T33">(X</text:span><text:span text:style-name="T17">j </text:span><text:span text:style-name="T33">) <text:s text:c="3"/>≤ <text:s text:c="5"/>V</text:span><text:span text:style-name="T17">i</text:span><text:span text:style-name="T33">(X</text:span><text:span text:style-name="T17">i</text:span><text:span text:style-name="T33">) + V</text:span><text:span text:style-name="T17">i</text:span><text:span text:style-name="T33">(g) V</text:span><text:span text:style-name="T17">i </text:span><text:span text:style-name="T33">(X</text:span><text:span text:style-name="T17">j </text:span><text:span text:style-name="T33">) - V</text:span><text:span text:style-name="T17">i</text:span><text:span text:style-name="T33">(g) <text:s text:c="4"/>≤ <text:s text:c="5"/>V</text:span><text:span text:style-name="T17">i</text:span><text:span text:style-name="T33">(X</text:span><text:span text:style-name="T17">i</text:span><text:span text:style-name="T33">)</text:span></text:p>
      <text:p text:style-name="P23"><text:span text:style-name="T25">מכאן: אם מורידים את </text:span><text:span text:style-name="T33">g</text:span><text:span text:style-name="T25"> מהסל של </text:span><text:span text:style-name="T33">j</text:span><text:span text:style-name="T25">, אז </text:span><text:span text:style-name="T33">i</text:span><text:span text:style-name="T25"> כבר לא מקנא. </text:span><text:span text:style-name="T32"><text:s text:c="10"/></text:span><text:span text:style-name="T25"><text:s/>*** </text:span></text:p>
      <text:p text:style-name="P11"><text:span text:style-name="T74">ה</text:span><text:span text:style-name="T71">בננו שהחלוקה ה”אידיאלית” של חפצים בדידים היא חלוקה הממקסמת את מכפלת הערכים. אבל איך מוצאים חלוקה כזאת? <text:s text:c="3"/></text:span><text:span text:style-name="T72"><text:s/></text:span><text:span text:style-name="T71"><text:s text:c="17"/></text:span><text:span text:style-name="T62">נסמן: <text:s text:c="6"/></text:span></text:p>
      <text:p text:style-name="P20"><text:span text:style-name="T47">V</text:span><text:span text:style-name="T19">i</text:span><text:span text:style-name="T20">,g</text:span><text:span text:style-name="T25">= Value of good</text:span><text:span text:style-name="T33"> g</text:span><text:span text:style-name="T25"> to player </text:span><text:span text:style-name="T33">i</text:span><text:span text:style-name="T25">.</text:span></text:p>
      <text:p text:style-name="P24"><text:soft-page-break/><text:span text:style-name="T33">x</text:span><text:span text:style-name="T19">i,g</text:span><text:span text:style-name="T25"> = quantity of good </text:span><text:span text:style-name="T33">g</text:span><text:span text:style-name="T25"> given to player </text:span><text:span text:style-name="T33">i</text:span><text:span text:style-name="T25">.</text:span></text:p>
      <text:p text:style-name="P10"><text:span text:style-name="T71">אנחנו רוצים לפתור בע</text:span><text:span text:style-name="T72">יית אופטימיזציה:</text:span></text:p>
      <text:p text:style-name="P21"><text:span text:style-name="T37">Maximize <text:s text:c="2"/></text:span><text:span text:style-name="T38">sum</text:span><text:span text:style-name="T51">i</text:span><text:span text:style-name="T38"> log</text:span><text:span text:style-name="T40"> </text:span><text:span text:style-name="T39">(</text:span><text:span text:style-name="T40">sum</text:span><text:span text:style-name="T52">g</text:span><text:span text:style-name="T40"> </text:span><text:span text:style-name="T41">(</text:span><text:span text:style-name="T53">x</text:span><text:span text:style-name="T21">i,g </text:span><text:span text:style-name="T49">*</text:span><text:span text:style-name="T48">V</text:span><text:span text:style-name="T21">i,g</text:span><text:span text:style-name="T39">)</text:span><text:span text:style-name="T41">)</text:span></text:p>
      <text:p text:style-name="P22"><text:span text:style-name="T41">s</text:span><text:span text:style-name="T33">uch that for all g: <text:s text:c="3"/>sum</text:span><text:span text:style-name="T50">i</text:span><text:span text:style-name="T46"> x</text:span><text:span text:style-name="T50">ig</text:span><text:span text:style-name="T46"> = 1</text:span></text:p>
      <text:p text:style-name="P10"><text:span text:style-name="T71">כאשר ה-</text:span><text:span text:style-name="T62">x</text:span><text:span text:style-name="T73">i,g </text:span><text:span text:style-name="T62"><text:s/>רציפים, זה קל.</text:span><text:span text:style-name="T64"> </text:span><text:span text:style-name="T62">כאשר ה-x</text:span><text:span text:style-name="T73">i,g </text:span><text:span text:style-name="T62"><text:s/>בדידים, זה קשה!</text:span></text:p>
      <text:p text:style-name="P12"><text:span text:style-name="T63">במאמר</text:span><text:span text:style-name="T65"> </text:span><text:span text:style-name="T66">מ-2016 (ראו "מקורות"</text:span><text:span text:style-name="T68">, וראו גם במצגת</text:span><text:span text:style-name="T66">) ישנו טריק המאפשר לפתור בעיה זו בזמן סביר, </text:span><text:span text:style-name="T70">כאשר כל אחד מהערכים מוגבל למספר בין 1 ל-1000</text:span><text:span text:style-name="T66">. <text:s/>כיוון שממשק-המשתמש באתר שלהם (</text:span><text:span text:style-name="T7">http://www.spliddit.org/apps/goods</text:span><text:span text:style-name="T66">) ממילא מאפשר להכניס רק ערכים בין 1 ל-1000, האלגוריתם עובד על כל קלט </text:span><text:span text:style-name="T68">מציאותי</text:span><text:span text:style-name="T66">.</text:span></text:p>
      <text:p text:style-name="P18"><text:span text:style-name="T62">יש כאן </text:span><text:span text:style-name="T67">דרך חשיבה</text:span><text:span text:style-name="T62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69">!</text:span></text:p>
      <text:p text:style-name="P31"/>
      <text:p text:style-name="P9"/>
      <text:p text:style-name="P8">מקורות</text:p>
      <text:list xml:id="list911658880" text:style-name="L1">
        <text:list-item>
          <text:p text:style-name="P34"><text:span text:style-name="Citation"><text:span text:style-name="T59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9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59">.</text:span></text:span><text:span text:style-name="Citation"><text:span text:style-name="T60"> - אלגוריתם מעגלי הקנאה</text:span></text:span></text:p>
        </text:list-item>
        <text:list-item>
          <text:p text:style-name="P34"><text:span text:style-name="Citation"><text:span text:style-name="T59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9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59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59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59">.</text:span></text:span><text:span text:style-name="Citation"><text:span text:style-name="T60"> - אלגוריתם מיקסום המכפלה</text:span></text:span></text:p>
        </text:list-item>
      </text:list>
      <text:list xml:id="list2405807503" text:style-name="L2">
        <text:list-header>
          <text:p text:style-name="P37"><text:span text:style-name="T54"/></text:p>
          <text:p text:style-name="P37"><text:span text:style-name="T54">‏</text:span></text:p>
        </text:list-header>
      </text:list>
      <text:p text:style-name="P5">סיכם: אראל סגל-הלוי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19:56.550448184</dc:date>
    <meta:editing-duration>P14DT23H27M4S</meta:editing-duration>
    <meta:editing-cycles>1605</meta:editing-cycles>
    <meta:document-statistic meta:table-count="0" meta:image-count="0" meta:object-count="0" meta:page-count="3" meta:paragraph-count="63" meta:word-count="865" meta:character-count="4929" meta:non-whitespace-character-count="3990"/>
  </office:meta>
</office:document-meta>
</file>